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51.72" calcext:value-type="float">
            <text:p>51.72</text:p>
          </table:table-cell>
          <table:table-cell table:formula="of:=0.062*0.05/[.A1]" office:value-type="float" office:value="0.000059938128383604" calcext:value-type="float">
            <text:p>5.9938128383604E-05</text:p>
          </table:table-cell>
          <table:table-cell/>
          <table:table-cell office:value-type="float" office:value="11.1" calcext:value-type="float">
            <text:p>11.1</text:p>
          </table:table-cell>
          <table:table-cell office:value-type="float" office:value="9.1" calcext:value-type="float">
            <text:p>9.1</text:p>
          </table:table-cell>
          <table:table-cell table:formula="of:=[.D1]-[.E1]" office:value-type="float" office:value="2" calcext:value-type="float">
            <text:p>2</text:p>
          </table:table-cell>
          <table:table-cell table:formula="of:=12.6*[.F1]*0.01" office:value-type="float" office:value="0.252" calcext:value-type="float">
            <text:p>0.252</text:p>
          </table:table-cell>
          <table:table-cell table:formula="of:=5758.518*[.B1]/(([.G1])^0.5)" office:value-type="float" office:value="0.687564801785187" calcext:value-type="float">
            <text:p>0.687564801785187</text:p>
          </table:table-cell>
        </table:table-row>
        <table:table-row table:style-name="ro1">
          <table:table-cell office:value-type="float" office:value="32.31" calcext:value-type="float">
            <text:p>32.31</text:p>
          </table:table-cell>
          <table:table-cell table:formula="of:=0.062*0.05/[.A2]" office:value-type="float" office:value="0.0000959455277004023" calcext:value-type="float">
            <text:p>9.59455277004023E-05</text:p>
          </table:table-cell>
          <table:table-cell/>
          <table:table-cell office:value-type="float" office:value="11.9" calcext:value-type="float">
            <text:p>11.9</text:p>
          </table:table-cell>
          <table:table-cell office:value-type="float" office:value="8.3" calcext:value-type="float">
            <text:p>8.3</text:p>
          </table:table-cell>
          <table:table-cell table:formula="of:=[.D2]-[.E2]" office:value-type="float" office:value="3.6" calcext:value-type="float">
            <text:p>3.6</text:p>
          </table:table-cell>
          <table:table-cell table:formula="of:=12.6*[.F2]*0.01" office:value-type="float" office:value="0.4536" calcext:value-type="float">
            <text:p>0.4536</text:p>
          </table:table-cell>
          <table:table-cell table:formula="of:=5758.518*[.B2]/(([.G2])^0.5)" office:value-type="float" office:value="0.820349545030891" calcext:value-type="float">
            <text:p>0.820349545030891</text:p>
          </table:table-cell>
        </table:table-row>
        <table:table-row table:style-name="ro1">
          <table:table-cell office:value-type="float" office:value="22.13" calcext:value-type="float">
            <text:p>22.13</text:p>
          </table:table-cell>
          <table:table-cell table:formula="of:=0.062*0.05/[.A3]" office:value-type="float" office:value="0.000140081337550836" calcext:value-type="float">
            <text:p>0.000140081337551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6.7" calcext:value-type="float">
            <text:p>6.7</text:p>
          </table:table-cell>
          <table:table-cell table:formula="of:=[.D3]-[.E3]" office:value-type="float" office:value="6.8" calcext:value-type="float">
            <text:p>6.8</text:p>
          </table:table-cell>
          <table:table-cell table:formula="of:=12.6*[.F3]*0.01" office:value-type="float" office:value="0.8568" calcext:value-type="float">
            <text:p>0.8568</text:p>
          </table:table-cell>
          <table:table-cell table:formula="of:=5758.518*[.B3]/(([.G3])^0.5)" office:value-type="float" office:value="0.871467669091784" calcext:value-type="float">
            <text:p>0.871467669091784</text:p>
          </table:table-cell>
        </table:table-row>
        <table:table-row table:style-name="ro1">
          <table:table-cell office:value-type="float" office:value="18.78" calcext:value-type="float">
            <text:p>18.78</text:p>
          </table:table-cell>
          <table:table-cell table:formula="of:=0.062*0.05/[.A4]" office:value-type="float" office:value="0.00016506922257721" calcext:value-type="float">
            <text:p>0.000165069222577</text:p>
          </table:table-cell>
          <table:table-cell/>
          <table:table-cell office:value-type="float" office:value="14.7" calcext:value-type="float">
            <text:p>14.7</text:p>
          </table:table-cell>
          <table:table-cell office:value-type="float" office:value="5.5" calcext:value-type="float">
            <text:p>5.5</text:p>
          </table:table-cell>
          <table:table-cell table:formula="of:=[.D4]-[.E4]" office:value-type="float" office:value="9.2" calcext:value-type="float">
            <text:p>9.2</text:p>
          </table:table-cell>
          <table:table-cell table:formula="of:=12.6*[.F4]*0.01" office:value-type="float" office:value="1.1592" calcext:value-type="float">
            <text:p>1.1592</text:p>
          </table:table-cell>
          <table:table-cell table:formula="of:=5758.518*[.B4]/(([.G4])^0.5)" office:value-type="float" office:value="0.88287180654786" calcext:value-type="float">
            <text:p>0.88287180654786</text:p>
          </table:table-cell>
        </table:table-row>
        <table:table-row table:style-name="ro1">
          <table:table-cell office:value-type="float" office:value="16.13" calcext:value-type="float">
            <text:p>16.13</text:p>
          </table:table-cell>
          <table:table-cell table:formula="of:=0.062*0.05/[.A5]" office:value-type="float" office:value="0.000192188468691879" calcext:value-type="float">
            <text:p>0.000192188468692</text:p>
          </table:table-cell>
          <table:table-cell/>
          <table:table-cell office:value-type="float" office:value="16.7" calcext:value-type="float">
            <text:p>16.7</text:p>
          </table:table-cell>
          <table:table-cell office:value-type="float" office:value="3.6" calcext:value-type="float">
            <text:p>3.6</text:p>
          </table:table-cell>
          <table:table-cell table:formula="of:=[.D5]-[.E5]" office:value-type="float" office:value="13.1" calcext:value-type="float">
            <text:p>13.1</text:p>
          </table:table-cell>
          <table:table-cell table:formula="of:=12.6*[.F5]*0.01" office:value-type="float" office:value="1.6506" calcext:value-type="float">
            <text:p>1.6506</text:p>
          </table:table-cell>
          <table:table-cell table:formula="of:=5758.518*[.B5]/(([.G5])^0.5)" office:value-type="float" office:value="0.861424331933737" calcext:value-type="float">
            <text:p>0.861424331933737</text:p>
          </table:table-cell>
        </table:table-row>
        <table:table-row table:style-name="ro1">
          <table:table-cell table:number-columns-repeated="7"/>
          <table:table-cell table:formula="of:=AVERAGE([.H1:.H5])" office:value-type="float" office:value="0.824735630877892" calcext:value-type="float">
            <text:p>0.82473563087789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5.4" calcext:value-type="float">
            <text:p>35.4</text:p>
          </table:table-cell>
          <table:table-cell table:formula="of:=0.062*0.05/[.A8]" office:value-type="float" office:value="0.0000875706214689266" calcext:value-type="float">
            <text:p>8.75706214689266E-0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.2" calcext:value-type="float">
            <text:p>9.2</text:p>
          </table:table-cell>
          <table:table-cell table:formula="of:=[.D8]-[.E8]" office:value-type="float" office:value="1.8" calcext:value-type="float">
            <text:p>1.8</text:p>
          </table:table-cell>
          <table:table-cell table:formula="of:=12.6*[.F8]*0.01" office:value-type="float" office:value="0.2268" calcext:value-type="float">
            <text:p>0.2268</text:p>
          </table:table-cell>
          <table:table-cell table:formula="of:=4348.768*[.B8]/(([.G8])^0.5)" office:value-type="float" office:value="0.799655900284701" calcext:value-type="float">
            <text:p>0.799655900284701</text:p>
          </table:table-cell>
        </table:table-row>
        <table:table-row table:style-name="ro1">
          <table:table-cell office:value-type="float" office:value="26.84" calcext:value-type="float">
            <text:p>26.84</text:p>
          </table:table-cell>
          <table:table-cell table:formula="of:=0.062*0.05/[.A9]" office:value-type="float" office:value="0.000115499254843517" calcext:value-type="float">
            <text:p>0.000115499254844</text:p>
          </table:table-cell>
          <table:table-cell/>
          <table:table-cell office:value-type="float" office:value="11.6" calcext:value-type="float">
            <text:p>11.6</text:p>
          </table:table-cell>
          <table:table-cell office:value-type="float" office:value="8.6" calcext:value-type="float">
            <text:p>8.6</text:p>
          </table:table-cell>
          <table:table-cell table:formula="of:=[.D9]-[.E9]" office:value-type="float" office:value="3" calcext:value-type="float">
            <text:p>3</text:p>
          </table:table-cell>
          <table:table-cell table:formula="of:=12.6*[.F9]*0.01" office:value-type="float" office:value="0.378" calcext:value-type="float">
            <text:p>0.378</text:p>
          </table:table-cell>
          <table:table-cell table:formula="of:=4348.768*[.B9]/(([.G9])^0.5)" office:value-type="float" office:value="0.81695760842973" calcext:value-type="float">
            <text:p>0.81695760842973</text:p>
          </table:table-cell>
        </table:table-row>
        <table:table-row table:style-name="ro1">
          <table:table-cell office:value-type="float" office:value="19.53" calcext:value-type="float">
            <text:p>19.53</text:p>
          </table:table-cell>
          <table:table-cell table:formula="of:=0.062*0.05/[.A10]" office:value-type="float" office:value="0.000158730158730159" calcext:value-type="float">
            <text:p>0.00015873015873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7" calcext:value-type="float">
            <text:p>7</text:p>
          </table:table-cell>
          <table:table-cell table:formula="of:=[.D10]-[.E10]" office:value-type="float" office:value="6.2" calcext:value-type="float">
            <text:p>6.2</text:p>
          </table:table-cell>
          <table:table-cell table:formula="of:=12.6*[.F10]*0.01" office:value-type="float" office:value="0.7812" calcext:value-type="float">
            <text:p>0.7812</text:p>
          </table:table-cell>
          <table:table-cell table:formula="of:=4348.768*[.B10]/(([.G10])^0.5)" office:value-type="float" office:value="0.780988380626677" calcext:value-type="float">
            <text:p>0.780988380626677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table:formula="of:=0.062*0.05/[.A11]" office:value-type="float" office:value="0.000183431952662722" calcext:value-type="float">
            <text:p>0.000183431952663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5.9" calcext:value-type="float">
            <text:p>5.9</text:p>
          </table:table-cell>
          <table:table-cell table:formula="of:=[.D11]-[.E11]" office:value-type="float" office:value="8.4" calcext:value-type="float">
            <text:p>8.4</text:p>
          </table:table-cell>
          <table:table-cell table:formula="of:=12.6*[.F11]*0.01" office:value-type="float" office:value="1.0584" calcext:value-type="float">
            <text:p>1.0584</text:p>
          </table:table-cell>
          <table:table-cell table:formula="of:=4348.768*[.B11]/(([.G11])^0.5)" office:value-type="float" office:value="0.775383067770393" calcext:value-type="float">
            <text:p>0.775383067770393</text:p>
          </table:table-cell>
        </table:table-row>
        <table:table-row table:style-name="ro1">
          <table:table-cell office:value-type="float" office:value="13.25" calcext:value-type="float">
            <text:p>13.25</text:p>
          </table:table-cell>
          <table:table-cell table:formula="of:=0.062*0.05/[.A12]" office:value-type="float" office:value="0.000233962264150943" calcext:value-type="float">
            <text:p>0.00023396226415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3.3" calcext:value-type="float">
            <text:p>3.3</text:p>
          </table:table-cell>
          <table:table-cell table:formula="of:=[.D12]-[.E12]" office:value-type="float" office:value="13.6" calcext:value-type="float">
            <text:p>13.6</text:p>
          </table:table-cell>
          <table:table-cell table:formula="of:=12.6*[.F12]*0.01" office:value-type="float" office:value="1.7136" calcext:value-type="float">
            <text:p>1.7136</text:p>
          </table:table-cell>
          <table:table-cell table:formula="of:=4348.768*[.B12]/(([.G12])^0.5)" office:value-type="float" office:value="0.7772439105362" calcext:value-type="float">
            <text:p>0.7772439105362</text:p>
          </table:table-cell>
        </table:table-row>
        <table:table-row table:style-name="ro1">
          <table:table-cell table:number-columns-repeated="7"/>
          <table:table-cell table:formula="of:=AVERAGE([.H8:.H12])" office:value-type="float" office:value="0.79004577352954" calcext:value-type="float">
            <text:p>0.790045773529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00:55:40.065577927</meta:creation-date>
    <dc:date>2018-10-19T14:45:49.514471253</dc:date>
    <meta:editing-duration>P1DT13H29M48S</meta:editing-duration>
    <meta:editing-cycles>1</meta:editing-cycles>
    <meta:document-statistic meta:table-count="1" meta:cell-count="72" meta:object-count="0"/>
    <meta:generator>LibreOffice/6.1.2.1$Linux_X86_64 LibreOffice_project/2a903a68781eadf02ae41484151e885393b7fee3</meta:generator>
  </office:meta>
</office:document-meta>
</file>